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96mm"/>
    </style:style>
    <style:style style:name="co2" style:family="table-column">
      <style:table-column-properties fo:break-before="auto" style:column-width="223.8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Flights list </text:p>
          </table:table-cell>
          <table:table-cell office:value-type="string" calcext:value-type="string">
            <text:p>A clear display of all the upcoming flghts with a minimum of details ordered ascendently by the date of flight. </text:p>
            <text:p>The list will also allow visualizing the details of a selected flight.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tails of a specific flight</text:p>
          </table:table-cell>
          <table:table-cell office:value-type="string" calcext:value-type="string">
            <text:p>A display of all the flight’s details with a link to the update form if necessary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dd flight to database</text:p>
          </table:table-cell>
          <table:table-cell office:value-type="string" calcext:value-type="string">
            <text:p>A blank form to fill with the necessary information. </text:p>
            <text:p>Some details might not be filled while the prominent ones are essential. </text:p>
            <text:p>The form will also allow import interfaces for the NOTAM and OFP lists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date a flight record </text:p>
          </table:table-cell>
          <table:table-cell office:value-type="string" calcext:value-type="string">
            <text:p>An editable pre-filled form with the old information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cel Import</text:p>
          </table:table-cell>
          <table:table-cell office:value-type="string" calcext:value-type="string">
            <text:p>An alternative method to manually adding several flights at a time using an excel file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ert System Implementation</text:p>
          </table:table-cell>
          <table:table-cell office:value-type="string" calcext:value-type="string">
            <text:p>A mail notification will be sent to the CCO members if a flight isn’t correctly filled a week before departure.</text:p>
            <text:p>A second reminder will be sent 12hours before departure if the OFP isn’t mentionned yet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4:46:11.54413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4:52.574885259</meta:creation-date>
    <dc:date>2019-02-14T15:39:01.033456903</dc:date>
    <meta:editing-duration>PT9H14M10S</meta:editing-duration>
    <meta:editing-cycles>4</meta:editing-cycles>
    <meta:generator>LibreOffice/6.0.7.3$Linux_X86_64 LibreOffice_project/00m0$Build-3</meta:generator>
    <meta:document-statistic meta:table-count="1" meta:cell-count="28" meta:object-count="0"/>
  </office:meta>
</office:document-meta>
</file>